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ntium Basic" svg:font-family="'Gentium Basic'" style:font-adornments="Negri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e0716" officeooo:paragraph-rsid="000e0716"/>
    </style:style>
    <style:style style:name="P2" style:family="paragraph" style:parent-style-name="Standard">
      <style:text-properties officeooo:rsid="000e0716" officeooo:paragraph-rsid="000e0716"/>
    </style:style>
    <style:style style:name="P3" style:family="paragraph" style:parent-style-name="Standard" style:list-style-name="L4">
      <style:text-properties officeooo:rsid="000e0716" officeooo:paragraph-rsid="000e0716"/>
    </style:style>
    <style:style style:name="P4" style:family="paragraph" style:parent-style-name="Standard" style:list-style-name="L4">
      <style:text-properties officeooo:paragraph-rsid="000e0716"/>
    </style:style>
    <style:style style:name="P5" style:family="paragraph" style:parent-style-name="Text_20_body" style:list-style-name="L5">
      <style:text-properties officeooo:rsid="000e0716" officeooo:paragraph-rsid="000e0716"/>
    </style:style>
    <style:style style:name="T1" style:family="text">
      <style:text-properties officeooo:rsid="000e0716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e071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royecto mercado-libro sufre de déficits de UXUI y diferentes funcionalidades tanto del backend como del frontend que impiden una experiencia de usuario más intuitiva.</text:p>
      <text:p text:style-name="P1">A continuación se enumeran una serie de funciones a agregar y/modificar.</text:p>
      <text:p text:style-name="P1"/>
      <text:h text:style-name="Heading_20_1" text:outline-level="1">Funciones para agregar <text:span text:style-name="T1">y/o modificar:</text:span></text:h>
      <text:p text:style-name="Subtitle">Front-end</text:p>
      <text:list xml:id="list315505204" text:style-name="L4">
        <text:list-item>
          <text:p text:style-name="P4"><text:span text:style-name="T3">En la vista de admin, al comienzo de cada libro en la grilla, agregar un template de libro vacío con un “más” ( + ) en el centro, que al clickear nos permita agregar un libro.</text:span></text:p>
          <text:p text:style-name="P4"><text:span text:style-name="T3"/></text:p>
        </text:list-item>
        <text:list-item>
          <text:p text:style-name="P3"><text:span text:style-name="T2">En la vista de admin, eliminar ícono de notificaciones, favoritos e historial (navbar)</text:span></text:p>
          <text:p text:style-name="P3"/>
        </text:list-item>
        <text:list-item>
          <text:p text:style-name="P3">En la vista de admin, al dirigirse a los detalles de un libro, agregar un botón con ícono de lápiz que permita al admin editar los campos del libro.</text:p>
          <text:p text:style-name="P3"/>
        </text:list-item>
        <text:list-item>
          <text:p text:style-name="P3">En la vista de admin, al comienzo de las categorías, agregar una categoría vacía con un “más” ( + ) en el centro, que al clickear nos permita agregar un libro</text:p>
          <text:p text:style-name="P3"/>
        </text:list-item>
        <text:list-item>
          <text:p text:style-name="P3">Crear la lógica para cargar imagenes para libros y categorías.</text:p>
        </text:list-item>
      </text:list>
      <text:p text:style-name="P2"/>
      <text:p text:style-name="P2"/>
      <text:p text:style-name="Subtitle">Back-end</text:p>
      <text:list text:style-name="L5">
        <text:list-item>
          <text:p text:style-name="P5">Agregar a la función getLibro un parámetro para traer libros por autor.</text:p>
        </text:list-item>
        <text:list-item>
          <text:p text:style-name="P5">Hacer una función que permita obtener las ventas de una determinada fecha.</text:p>
        </text:list-item>
        <text:list-item>
          <text:p text:style-name="P5">Crear la lógica para recuperar contraseña de una cuen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entium Basic" svg:font-family="'Gentium Basic'" style:font-adornments="Negri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1665in" fo:margin-bottom="0.0835in" style:contextual-spacing="false" style:page-number="auto"/>
      <style:text-properties style:font-name="Gentium Basic" fo:font-family="'Gentium Basic'" style:font-style-name="Negrita" style:font-pitch="variable"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imes New Roman1" fo:font-family="'Times New Roman'" style:font-style-name="Normal" style:font-family-generic="roman" style:font-pitch="variable"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4T22:39:26.414000000</dc:date>
    <meta:editing-duration>PT23M36S</meta:editing-duration>
    <meta:editing-cycles>1</meta:editing-cycles>
    <meta:document-statistic meta:table-count="0" meta:image-count="0" meta:object-count="0" meta:page-count="1" meta:paragraph-count="13" meta:word-count="203" meta:character-count="1142" meta:non-whitespace-character-count="960"/>
    <meta:generator>LibreOffice/7.4.3.2$Windows_X86_64 LibreOffice_project/1048a8393ae2eeec98dff31b5c133c5f1d08b890</meta:generator>
  </office:meta>
</office:document-meta>
</file>